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.108cm" svg:y1="6.22cm" svg:x2="7.188cm" svg:y2="6.22cm">
              <text:p/>
            </draw:line>
            <draw:line draw:style-name="gr1" draw:text-style-name="P1" draw:layer="layout" svg:x1="4.648cm" svg:y1="3.68cm" svg:x2="4.648cm" svg:y2="8.76cm">
              <text:p/>
            </draw:line>
            <draw:custom-shape draw:style-name="gr2" draw:text-style-name="P1" draw:layer="layout" svg:width="2.413cm" svg:height="2.54cm" svg:x="3.378cm" svg:y="4.9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0.854cm" svg:y="0.953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0.854cm" svg:y="1.542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0.854cm" svg:y="2.077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3.291cm" svg:y="6.109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4.446cm" svg:y="6.094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3.694cm" svg:y="5.799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4.427cm" svg:y="5.783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0.746cm" svg:y="2.723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2.208cm" svg:y1="17.772cm" svg:x2="7.288cm" svg:y2="17.772cm">
              <text:p/>
            </draw:line>
            <draw:line draw:style-name="gr1" draw:text-style-name="P1" draw:layer="layout" svg:x1="4.748cm" svg:y1="15.232cm" svg:x2="4.748cm" svg:y2="20.312cm">
              <text:p/>
            </draw:line>
            <draw:custom-shape draw:style-name="gr2" draw:text-style-name="P1" draw:layer="layout" svg:width="2.413cm" svg:height="2.54cm" svg:x="3.478cm" svg:y="16.5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0.954cm" svg:y="12.505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0.954cm" svg:y="13.094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0.954cm" svg:y="13.629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3.391cm" svg:y="17.661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4.546cm" svg:y="17.646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3.794cm" svg:y="17.351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4.527cm" svg:y="17.335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0.846cm" svg:y="14.275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8.555cm" svg:y1="6.22cm" svg:x2="13.635cm" svg:y2="6.22cm">
              <text:p/>
            </draw:line>
            <draw:line draw:style-name="gr1" draw:text-style-name="P1" draw:layer="layout" svg:x1="11.095cm" svg:y1="3.68cm" svg:x2="11.095cm" svg:y2="8.76cm">
              <text:p/>
            </draw:line>
            <draw:custom-shape draw:style-name="gr2" draw:text-style-name="P1" draw:layer="layout" svg:width="2.413cm" svg:height="2.54cm" svg:x="9.825cm" svg:y="4.9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7.301cm" svg:y="0.953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7.301cm" svg:y="1.542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7.301cm" svg:y="2.077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9.738cm" svg:y="6.109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10.893cm" svg:y="6.094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10.141cm" svg:y="5.799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10.874cm" svg:y="5.783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7.193cm" svg:y="2.723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8.655cm" svg:y1="17.772cm" svg:x2="13.735cm" svg:y2="17.772cm">
              <text:p/>
            </draw:line>
            <draw:line draw:style-name="gr1" draw:text-style-name="P1" draw:layer="layout" svg:x1="11.195cm" svg:y1="15.232cm" svg:x2="11.195cm" svg:y2="20.312cm">
              <text:p/>
            </draw:line>
            <draw:custom-shape draw:style-name="gr2" draw:text-style-name="P1" draw:layer="layout" svg:width="2.413cm" svg:height="2.54cm" svg:x="9.925cm" svg:y="16.5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7.401cm" svg:y="12.505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7.401cm" svg:y="13.094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7.401cm" svg:y="13.629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9.838cm" svg:y="17.661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10.993cm" svg:y="17.646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10.241cm" svg:y="17.351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10.974cm" svg:y="17.335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7.293cm" svg:y="14.275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15.073cm" svg:y1="6.22cm" svg:x2="20.153cm" svg:y2="6.22cm">
              <text:p/>
            </draw:line>
            <draw:line draw:style-name="gr1" draw:text-style-name="P1" draw:layer="layout" svg:x1="17.613cm" svg:y1="3.68cm" svg:x2="17.613cm" svg:y2="8.76cm">
              <text:p/>
            </draw:line>
            <draw:custom-shape draw:style-name="gr2" draw:text-style-name="P1" draw:layer="layout" svg:width="2.413cm" svg:height="2.54cm" svg:x="16.343cm" svg:y="4.9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13.819cm" svg:y="0.953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13.819cm" svg:y="1.542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13.819cm" svg:y="2.077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16.256cm" svg:y="6.109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17.411cm" svg:y="6.094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16.659cm" svg:y="5.799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17.392cm" svg:y="5.783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13.711cm" svg:y="2.723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15.173cm" svg:y1="17.772cm" svg:x2="20.253cm" svg:y2="17.772cm">
              <text:p/>
            </draw:line>
            <draw:line draw:style-name="gr1" draw:text-style-name="P1" draw:layer="layout" svg:x1="17.713cm" svg:y1="15.232cm" svg:x2="17.713cm" svg:y2="20.312cm">
              <text:p/>
            </draw:line>
            <draw:custom-shape draw:style-name="gr2" draw:text-style-name="P1" draw:layer="layout" svg:width="2.413cm" svg:height="2.54cm" svg:x="16.443cm" svg:y="16.5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13.919cm" svg:y="12.505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13.919cm" svg:y="13.094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13.919cm" svg:y="13.629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16.356cm" svg:y="17.661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17.511cm" svg:y="17.646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16.759cm" svg:y="17.351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17.492cm" svg:y="17.335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13.811cm" svg:y="14.275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21.52cm" svg:y1="6.22cm" svg:x2="26.6cm" svg:y2="6.22cm">
              <text:p/>
            </draw:line>
            <draw:line draw:style-name="gr1" draw:text-style-name="P1" draw:layer="layout" svg:x1="24.06cm" svg:y1="3.68cm" svg:x2="24.06cm" svg:y2="8.76cm">
              <text:p/>
            </draw:line>
            <draw:custom-shape draw:style-name="gr2" draw:text-style-name="P1" draw:layer="layout" svg:width="2.413cm" svg:height="2.54cm" svg:x="22.79cm" svg:y="4.9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20.266cm" svg:y="0.953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20.266cm" svg:y="1.542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20.266cm" svg:y="2.077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22.703cm" svg:y="6.109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23.858cm" svg:y="6.094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23.106cm" svg:y="5.799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23.839cm" svg:y="5.783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20.158cm" svg:y="2.723cm">
            <draw:text-box>
              <text:p><text:span text:style-name="T1">Weapon:</text:span></text:p>
            </draw:text-box>
          </draw:frame>
        </draw:g>
        <draw:g>
          <draw:g>
            <draw:line draw:style-name="gr1" draw:text-style-name="P1" draw:layer="layout" svg:x1="21.62cm" svg:y1="17.772cm" svg:x2="26.7cm" svg:y2="17.772cm">
              <text:p/>
            </draw:line>
            <draw:line draw:style-name="gr1" draw:text-style-name="P1" draw:layer="layout" svg:x1="24.16cm" svg:y1="15.232cm" svg:x2="24.16cm" svg:y2="20.312cm">
              <text:p/>
            </draw:line>
            <draw:custom-shape draw:style-name="gr2" draw:text-style-name="P1" draw:layer="layout" svg:width="2.413cm" svg:height="2.54cm" svg:x="22.89cm" svg:y="16.5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1.751cm" svg:height="0.725cm" svg:x="20.366cm" svg:y="12.505cm">
            <draw:text-box>
              <text:p><text:span text:style-name="T1">Name:</text:span></text:p>
            </draw:text-box>
          </draw:frame>
          <draw:frame draw:style-name="gr4" draw:text-style-name="P2" draw:layer="layout" svg:width="1.611cm" svg:height="0.725cm" svg:x="20.366cm" svg:y="13.094cm">
            <draw:text-box>
              <text:p><text:span text:style-name="T1">Race:</text:span></text:p>
            </draw:text-box>
          </draw:frame>
          <draw:frame draw:style-name="gr3" draw:text-style-name="P2" draw:layer="layout" svg:width="1.679cm" svg:height="0.725cm" svg:x="20.366cm" svg:y="13.629cm">
            <draw:text-box>
              <text:p><text:span text:style-name="T1">Class:</text:span></text:p>
            </draw:text-box>
          </draw:frame>
          <draw:frame draw:style-name="gr5" draw:text-style-name="P3" draw:layer="layout" svg:width="1.526cm" svg:height="0.593cm" svg:x="22.803cm" svg:y="17.661cm">
            <draw:text-box>
              <text:p text:style-name="P3">Shield 1</text:p>
            </draw:text-box>
          </draw:frame>
          <draw:frame draw:style-name="gr6" draw:text-style-name="P3" draw:layer="layout" svg:width="1.526cm" svg:height="0.569cm" svg:x="23.958cm" svg:y="17.646cm">
            <draw:text-box>
              <text:p text:style-name="P3">Shield 2</text:p>
            </draw:text-box>
          </draw:frame>
          <draw:frame draw:style-name="gr3" draw:text-style-name="P3" draw:layer="layout" svg:width="1.15cm" svg:height="0.569cm" svg:x="23.206cm" svg:y="17.351cm">
            <draw:text-box>
              <text:p text:style-name="P3">Body</text:p>
            </draw:text-box>
          </draw:frame>
          <draw:frame draw:style-name="gr7" draw:text-style-name="P3" draw:layer="layout" svg:width="1.272cm" svg:height="0.569cm" svg:x="23.939cm" svg:y="17.335cm">
            <draw:text-box>
              <text:p text:style-name="P3">Armor</text:p>
            </draw:text-box>
          </draw:frame>
          <draw:frame draw:style-name="gr3" draw:text-style-name="P2" draw:layer="layout" svg:width="2.195cm" svg:height="0.725cm" svg:x="20.258cm" svg:y="14.275cm">
            <draw:text-box>
              <text:p><text:span text:style-name="T1">Weapon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Elmshauser</meta:initial-creator>
    <meta:creation-date>2013-06-22T23:53:39</meta:creation-date>
    <meta:generator>LibreOffice/3.5$Linux_x86 LibreOffice_project/350m1$Build-2</meta:generator>
    <dc:date>2013-07-06T17:50:44</dc:date>
    <dc:creator>Erik Elmshauser</dc:creator>
    <meta:editing-duration>PT17H56M13S</meta:editing-duration>
    <meta:editing-cycles>5</meta:editing-cycles>
    <meta:document-statistic meta:object-count="104"/>
  </office:meta>
</office:document-meta>
</file>